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6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1-03_10-34-09_000.jpg</text:p>
          </table:table-cell>
          <table:table-cell table:style-name="ce11" office:value-type="string">
            <text:p>:m 記録 / 身体 / 様子 / location=歯茎：前歯：上あご,time=~；occasion=~,other=歯茎の、上あごへの接続部、付近。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記録 / 身体 / 様子 / location=歯茎：前歯：上あご,time=~；occasion=~,other=歯茎の、上あごへの接続部、付近。">
            <text:p>:m 記録 / 身体 / 様子 / location=歯茎：前歯：上あご,time=~；occasion=~,other=歯茎の、上あごへの接続部、付近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1-03_13-00-57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1-03_13-48-48_000.jpg</text:p>
          </table:table-cell>
          <table:table-cell table:style-name="ce11" office:value-type="string">
            <text:p>:m 1*1 RES / free# S87DP9 記事読み / id=ZDOA(browser=tor) / media=litera / theme=茂木議員：資金不正,other=会計不正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1*1 RES / free# S87DP9 記事読み / id=ZDOA(browser=tor) / media=litera / theme=茂木議員：資金不正,other=会計不正">
            <text:p>:m 1*1 RES / free# S87DP9 記事読み / id=ZDOA(browser=tor) / media=litera / theme=茂木議員：資金不正,other=会計不正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1-03_15-36-07_000.jpg</text:p>
          </table:table-cell>
          <table:table-cell table:style-name="ce11" office:value-type="string">
            <text:p>:m RES 1*4 / free# JVEMV6 76#_19:1 / 76. theoretical-physics(tp) / w=~,topics=ストークスの原理；具体例：計算,other=~,s=~,i=~,doc=r-2-3~3;r-2-3~4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RES 1*4 / free# JVEMV6 76#_19:1 / 76. theoretical-physics(tp) / w=~,topics=ストークスの原理；具体例：計算,other=~,s=~,i=~,doc=r-2-3~3;r-2-3~4">
            <text:p>:m RES 1*4 / free# JVEMV6 76#_19:1 / 76. theoretical-physics(tp) / w=~,topics=ストークスの原理；具体例：計算,other=~,s=~,i=~,doc=r-2-3~3;r-2-3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1-03_15-36-41_000.jpg</text:p>
          </table:table-cell>
          <table:table-cell table:style-name="ce18" office:value-type="string">
            <text:p>:m RES 2*4 / free# JVEMV6 76#_19:1 / 76. theoretical-physics(tp) / w=~,topics=ストークスの原理；具体例：計算,other=q+:(x,y,0)と(y,x,0)：違い,s=~,i=~,doc=r-2-3~4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RES 2*4 / free# JVEMV6 76#_19:1 / 76. theoretical-physics(tp) / w=~,topics=ストークスの原理；具体例：計算,other=q+:(x,y,0)と(y,x,0)：違い,s=~,i=~,doc=r-2-3~4">
            <text:p>:m RES 2*4 / free# JVEMV6 76#_19:1 / 76. theoretical-physics(tp) / w=~,topics=ストークスの原理；具体例：計算,other=q+:(x,y,0)と(y,x,0)：違い,s=~,i=~,doc=r-2-3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1-03_15-36-59_000.jpg</text:p>
          </table:table-cell>
          <table:table-cell table:style-name="ce18" office:value-type="string">
            <text:p>:m RES 3*4 / free# JVEMV6 76#_19:1 / 76. theoretical-physics(tp) / w=~,topics=ストークスの原理；具体例：計算,other=q+:(x,y,0)と(y,x,0)：違い,s=~,i=~,doc=r-2-3~4</text:p>
          </table:table-cell>
          <table:table-cell table:style-name="ce11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RES 3*4 / free# JVEMV6 76#_19:1 / 76. theoretical-physics(tp) / w=~,topics=ストークスの原理；具体例：計算,other=q+:(x,y,0)と(y,x,0)：違い,s=~,i=~,doc=r-2-3~4">
            <text:p>:m RES 3*4 / free# JVEMV6 76#_19:1 / 76. theoretical-physics(tp) / w=~,topics=ストークスの原理；具体例：計算,other=q+:(x,y,0)と(y,x,0)：違い,s=~,i=~,doc=r-2-3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1-03_15-37-20_000.jpg</text:p>
          </table:table-cell>
          <table:table-cell table:style-name="ce11" office:value-type="string">
            <text:p>:m RES 4*4 / free# JVEMV6 76#_19:1 / 76. theoretical-physics(tp) / w=~,topics=ストークスの原理；具体例：計算,other=q+:(A-&gt;=(ax,ay,0)):∇x(A-&gt;),s=~,i=~,doc=r-2-3~4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RES 4*4 / free# JVEMV6 76#_19:1 / 76. theoretical-physics(tp) / w=~,topics=ストークスの原理；具体例：計算,other=q+:(A-&gt;=(ax,ay,0)):∇x(A-&gt;),s=~,i=~,doc=r-2-3~4">
            <text:p>:m RES 4*4 / free# JVEMV6 76#_19:1 / 76. theoretical-physics(tp) / w=~,topics=ストークスの原理；具体例：計算,other=q+:(A-&gt;=(ax,ay,0)):∇x(A-&gt;),s=~,i=~,doc=r-2-3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1-03_17-38-16_000.jpg</text:p>
          </table:table-cell>
          <table:table-cell table:style-name="ce11" office:value-type="string">
            <text:p>:m #*# RES / JVEMV6 64#131_heike_tomikura_-- / 『平家物語』 著者=~,校注=冨倉徳次郎 / p.200 / w:甍（いらか）；藤波；荵（しのぶ；間遠（まどお；,topic:「大原御幸」（ごこう）</text:p>
          </table:table-cell>
          <table:table-cell table:style-name="ce18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#*# RES / JVEMV6 64#131_heike_tomikura_-- / 『平家物語』 著者=~,校注=冨倉徳次郎 / p.200 / w:甍（いらか）；藤波；荵（しのぶ；間遠（まどお；,topic:「大原御幸」（ごこう）">
            <text:p>:m #*# RES / JVEMV6 64#131_heike_tomikura_-- / 『平家物語』 著者=~,校注=冨倉徳次郎 / p.200 / w:甍（いらか）；藤波；荵（しのぶ；間遠（まどお；,topic:「大原御幸」（ごこう）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1-03_19-02-40_000.jpg</text:p>
          </table:table-cell>
          <table:table-cell table:style-name="ce11" office:value-type="string">
            <text:p>:m :篠笛,shinobue #*# / session-memo / s.1:todays-melody,genr=~,for=~,key=~,tempo=~,R=~,i.f.=~,notes=h:Bf-6_-3_-4_-7_-7_;pitch:L4-L5-1,Re+,other=~ \\\ s.2:res,for=大甲:fingering,Re+,notes=Bf-Df-C-B-C,R=~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:篠笛,shinobue #*# / session-memo / s.1:todays-melody,genr=~,for=~,key=~,tempo=~,R=~,i.f.=~,notes=h:Bf-6_-3_-4_-7_-7_;pitch:L4-L5-1,Re+,other=~ \\\ s.2:res,for=大甲:fingering,Re+,notes=Bf-Df-C-B-C,R=~">
            <text:p>:m :篠笛,shinobue #*# / session-memo / s.1:todays-melody,genr=~,for=~,key=~,tempo=~,R=~,i.f.=~,notes=h:Bf-6_-3_-4_-7_-7_;pitch:L4-L5-1,Re+,other=~ \\\ s.2:res,for=大甲:fingering,Re+,notes=Bf-Df-C-B-C,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11-03_20-59-55_000.jpg</text:p>
          </table:table-cell>
          <table:table-cell table:style-name="ce19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1-04_01-22-08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1-04_07-18-13_000.jpg</text:p>
          </table:table-cell>
          <table:table-cell table:style-name="ce18" office:value-type="string">
            <text:p>:m :PHOTO 起きた時刻 / 2021</text:p>
          </table:table-cell>
          <table:table-cell table:style-name="ce18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1-04_07-59-09_000.jpg</text:p>
          </table:table-cell>
          <table:table-cell table:style-name="ce11" office:value-type="string">
            <text:p>:m RES 1*2 / free# JVEMV6 68#_id=16V7:1 / 68. theoretical-physics(tp) / w=(-1/6*(β-α)^3);(β-α=η),topics=積分：６分の１の公式,other=~,s=~,i=~,doc=</text:p>
          </table:table-cell>
          <table:table-cell table:style-name="ce11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m RES 1*2 / free# JVEMV6 68#_id=16V7:1 / 68. theoretical-physics(tp) / w=(-1/6*(β-α)^3);(β-α=η),topics=積分：６分の１の公式,other=~,s=~,i=~,doc=">
            <text:p>:m RES 1*2 / free# JVEMV6 68#_id=16V7:1 / 68. theoretical-physics(tp) / w=(-1/6*(β-α)^3);(β-α=η),topics=積分：６分の１の公式,other=~,s=~,i=~,doc=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11-04_07-59-49_000.jpg</text:p>
          </table:table-cell>
          <table:table-cell table:style-name="ce11" office:value-type="string">
            <text:p>:m RES 2*2 / free# JVEMV6 68#_id=16V7:1 / 68. theoretical-physics(tp) / w=(-1/6*(β-α)^3);(β-α=η),topics=積分：６分の１の公式,other=~,s=~,i=~,doc=</text:p>
          </table:table-cell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m RES 2*2 / free# JVEMV6 68#_id=16V7:1 / 68. theoretical-physics(tp) / w=(-1/6*(β-α)^3);(β-α=η),topics=積分：６分の１の公式,other=~,s=~,i=~,doc=">
            <text:p>:m RES 2*2 / free# JVEMV6 68#_id=16V7:1 / 68. theoretical-physics(tp) / w=(-1/6*(β-α)^3);(β-α=η),topics=積分：６分の１の公式,other=~,s=~,i=~,doc=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:m :篠笛,shinobue #*# / session-memo / s.1:todays-melody,genr=~,for=~,key=~,tempo=~,R=~,i.f.=~,notes=h:Bf-6_-3_-4_-7_-7_;pitch:L4-L5-1,Re+,other=~ \\\ s.2:res,for=大甲:fingering,Re+,notes=Bf-Df-C-B-C,R=~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1" office:value-type="string">
            <text:p>:m RES 1*2 / free# JVEMV6 68#_id=16V7:1 / 68. theoretical-physics(tp) / w=(-1/6*(β-α)^3);(β-α=η),topics=積分：６分の１の公式,other=~,s=~,i=~,doc=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 office:value-type="string">
            <text:p>:m RES 2*2 / free# JVEMV6 68#_id=16V7:1 / 68. theoretical-physics(tp) / w=(-1/6*(β-α)^3);(β-α=η),topics=積分：６分の１の公式,other=~,s=~,i=~,doc=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2021/11/04</text:date>, <text:time>08:41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1-04T08:41:15.27</dc:date>
    <dc:creator>iwabuchi ken</dc:creator>
    <meta:editing-duration>P39DT9H47M17S</meta:editing-duration>
    <meta:editing-cycles>13705</meta:editing-cycles>
    <meta:document-statistic meta:table-count="1" meta:cell-count="440" meta:object-count="0"/>
  </office:meta>
</office:document-meta>
</file>